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7e629" officeooo:paragraph-rsid="0017e629"/>
    </style:style>
    <style:style style:name="P2" style:family="paragraph" style:parent-style-name="Standard">
      <style:text-properties style:font-name="Noto Sans" fo:font-weight="bold" officeooo:rsid="0017df12" officeooo:paragraph-rsid="0017df12" style:font-weight-asian="bold" style:font-weight-complex="bold"/>
    </style:style>
    <style:style style:name="P3" style:family="paragraph" style:parent-style-name="Standard">
      <style:text-properties style:font-name="Noto Sans" fo:font-weight="bold" officeooo:rsid="0017e629" officeooo:paragraph-rsid="0017e629" style:font-weight-asian="bold" style:font-weight-complex="bold"/>
    </style:style>
    <style:style style:name="P4" style:family="paragraph" style:parent-style-name="Standard">
      <style:text-properties style:font-name="Noto Sans" officeooo:rsid="0017df12" officeooo:paragraph-rsid="0017df12"/>
    </style:style>
    <style:style style:name="P5" style:family="paragraph" style:parent-style-name="Standard">
      <style:text-properties style:font-name="Noto Sans" officeooo:rsid="0017e629" officeooo:paragraph-rsid="0017e629"/>
    </style:style>
    <style:style style:name="P6" style:family="paragraph" style:parent-style-name="Standard">
      <style:text-properties style:font-name="Noto Sans" officeooo:rsid="00188d82" officeooo:paragraph-rsid="00188d82"/>
    </style:style>
    <style:style style:name="P7" style:family="paragraph" style:parent-style-name="Standard" style:list-style-name="L1">
      <style:text-properties style:font-name="Noto Sans" officeooo:rsid="00188d82" officeooo:paragraph-rsid="00188d82"/>
    </style:style>
    <style:style style:name="P8" style:family="paragraph" style:parent-style-name="Standard">
      <style:text-properties style:font-name="Noto Sans" officeooo:rsid="00188d82" officeooo:paragraph-rsid="00188d82"/>
    </style:style>
    <style:style style:name="P9" style:family="paragraph" style:parent-style-name="Standard">
      <style:text-properties style:font-name="Noto Sans" officeooo:rsid="0019c38f" officeooo:paragraph-rsid="0019c38f"/>
    </style:style>
    <style:style style:name="P10" style:family="paragraph" style:parent-style-name="Standard">
      <style:text-properties style:font-name="Noto Sans" officeooo:rsid="0019c38f" officeooo:paragraph-rsid="001c8226"/>
    </style:style>
    <style:style style:name="P11" style:family="paragraph" style:parent-style-name="Standard">
      <style:text-properties style:font-name="Noto Sans" officeooo:rsid="001b1ea5" officeooo:paragraph-rsid="001b1ea5"/>
    </style:style>
    <style:style style:name="P12" style:family="paragraph" style:parent-style-name="Standard">
      <style:text-properties style:font-name="Noto Sans" officeooo:rsid="001b1ea5" officeooo:paragraph-rsid="001c8226"/>
    </style:style>
    <style:style style:name="P13" style:family="paragraph" style:parent-style-name="Standard">
      <style:text-properties style:font-name="Noto Sans" officeooo:rsid="001e6ad1" officeooo:paragraph-rsid="001e6ad1"/>
    </style:style>
    <style:style style:name="T1" style:family="text">
      <style:text-properties style:font-name="Noto Sans"/>
    </style:style>
    <style:style style:name="T2" style:family="text">
      <style:text-properties officeooo:rsid="0019c38f"/>
    </style:style>
    <style:style style:name="T3" style:family="text">
      <style:text-properties officeooo:rsid="001c82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fbau und Struktur des Straßennetzwerks im Programm</text:p>
      <text:p text:style-name="P4"/>
      <text:p text:style-name="P4">Das Netzwerk wird als Graph dargestellt. Knoten repräsentieren Kreuzungen, Kanten Straßen.</text:p>
      <text:p text:style-name="P4"/>
      <text:p text:style-name="P4">Da es auf einer Straße in eine Richtung häufig länger dauert, als in eine andere und es auch Einbahnstraßen gibt, benutzen wir gerichtete Graphen.</text:p>
      <text:p text:style-name="P4"/>
      <text:p text:style-name="P4">Das Gewicht der Kanten soll die Zeit repräsentieren, die benötigt wird, um eine Kante zu befahren.</text:p>
      <text:p text:style-name="P4">Daher müssen die Gewichte bei unserem Graphen variabel sein.<text:line-break/>Das Gewicht wird hierbei über eine Funktion berechnet, die abhängig von der Anzahl an Autos auf der Kante ist.</text:p>
      <text:p text:style-name="P4">Vorläufig ist diese Funktion:</text:p>
      <text:p text:style-name="P4"/>
      <text:p text:style-name="P4">w(n) = a*n + b</text:p>
      <text:p text:style-name="P4"/>
      <text:p text:style-name="P4">Die Werte a und b sind hierbei kanstant für jede Kante und werden fest gespeichert.</text:p>
      <text:p text:style-name="P4"/>
      <text:p text:style-name="P1"><text:span text:style-name="T1">Jedoch soll nicht jedes mal das Gewicht einer Kante neu berechnet werden müssen, wenn es benötigt wird. Dafür werden die Gewichte in einer Adjazenzmatrix (</text:span><text:a xlink:type="simple" xlink:href="https://de.wikipedia.org/wiki/Adjazenzmatrix" text:style-name="Internet_20_link" text:visited-style-name="Visited_20_Internet_20_Link"><text:span text:style-name="T1">https://de.wikipedia.org/wiki/Adjazenzmatrix</text:span></text:a><text:span text:style-name="T1">) zwischengespeichert.</text:span></text:p>
      <text:p text:style-name="P5"/>
      <text:p text:style-name="P5">Diese Matrix wird dann bei jeder Änderung upgedated.</text:p>
      <text:p text:style-name="P5"/>
      <text:p text:style-name="P5">Der Geschwindigkeitsgewinn ist wichtig, da bei der Berechnung der Routen für die Autos (sowohl bei Djikstraa als auch bei der KI) häufig auf die Gewichte zurückgegriffen werden muss.</text:p>
      <text:p text:style-name="P5"/>
      <text:p text:style-name="P3">Implementierung</text:p>
      <text:p text:style-name="P5"/>
      <text:p text:style-name="P5">Es gibt eine Klasse für Knoten, eine für Kanten und eine für das Netzwerk.</text:p>
      <text:p text:style-name="P5">Dementsprechend ist ein Knoten ein Objekt der Klasse Vertex, eine Kante eins der Klasse Edge und ein Straßennetwerk eines der Klasse Net.</text:p>
      <text:p text:style-name="P5"/>
      <text:p text:style-name="P6">Ein Knoten hat eine Knoten-ID, die Koordinaten, die seine Position darstellen. Außerdem beinhaltet ein Objekt von Vertex eine Liste von den Knoten-IDs, zu denen dieser Knoten Kanten hat und diese Kanten-Ids.</text:p>
      <text:p text:style-name="P6"/>
      <text:p text:style-name="P6">Eine Kante hat eine Kanten-ID, und beinhaltet folgende weitere Parameter:</text:p>
      <text:list xml:id="list1336907536" text:style-name="L1">
        <text:list-item>
          <text:p text:style-name="P7">Ausgangsknoten</text:p>
        </text:list-item>
        <text:list-item>
          <text:p text:style-name="P7"><text:soft-page-break/>Endknoten</text:p>
        </text:list-item>
        <text:list-item>
          <text:p text:style-name="P7">Luftlinien-Distanz der beiden Knoten (durch Koordinatenangaben)</text:p>
        </text:list-item>
        <text:list-item>
          <text:p text:style-name="P7">Parameter a und b der Gewichtsfunktion</text:p>
        </text:list-item>
        <text:list-item>
          <text:p text:style-name="P7">Anzahl an Autos, die momentan auf der Kante fahren</text:p>
        </text:list-item>
        <text:list-item>
          <text:p text:style-name="P7">aktuelles Gewicht der Kante</text:p>
        </text:list-item>
      </text:list>
      <text:p text:style-name="P5"/>
      <text:p text:style-name="P6">Ein Netzwerk umschließt Knoten, Kanten und die Darstellung des Graphen <text:span text:style-name="T2">als variable Adjazenzmatrix, an der in jeder Stelle das Gewicht der Kante steht.</text:span></text:p>
      <text:p text:style-name="P6"/>
      <text:p text:style-name="P9">Ein Netzwerk wird durch eine Datei eingelesen, die wie folgt aufgebaut sein muss, wobei n die Anzahl an Kanten ist:</text:p>
      <text:p text:style-name="P9"/>
      <text:p text:style-name="P9"/>
      <text:p text:style-name="P9">pos_x_1 pos_y_1</text:p>
      <text:p text:style-name="P9">pos_x_2 pos_y_2</text:p>
      <text:p text:style-name="P9">…</text:p>
      <text:p text:style-name="P9">pos_x_n pos_y_n</text:p>
      <text:p text:style-name="P9"/>
      <text:p text:style-name="P9"/>
      <text:p text:style-name="P9">a_1_1 a_1_2 … a_1_n</text:p>
      <text:p text:style-name="P9">a_2_1 a_2_2 … a_2_n</text:p>
      <text:p text:style-name="P9">… <text:tab/>…<text:tab/>...</text:p>
      <text:p text:style-name="P11">a_n_1 a_n_2 … a_n_n</text:p>
      <text:p text:style-name="P9"/>
      <text:p text:style-name="P9"/>
      <text:p text:style-name="P10"><text:span text:style-name="T3">b</text:span>_1_1 <text:span text:style-name="T3">b</text:span>_1_2 … <text:span text:style-name="T3">b</text:span>_1_n</text:p>
      <text:p text:style-name="P10"><text:span text:style-name="T3">b</text:span>_2_1 <text:span text:style-name="T3">b</text:span>_2_2 … <text:span text:style-name="T3">b</text:span>_2_n</text:p>
      <text:p text:style-name="P10">… <text:tab/>…<text:tab/>...</text:p>
      <text:p text:style-name="P12"><text:span text:style-name="T3">b</text:span>_n_1 <text:span text:style-name="T3">b</text:span>_n_2 … <text:span text:style-name="T3">b</text:span>_n_n</text:p>
      <text:p text:style-name="P12"/>
      <text:p text:style-name="P12"/>
      <text:p text:style-name="P12"/>
      <text:p text:style-name="P12"/>
      <text:p text:style-name="P13">Hierbei sind pos_x_v und pos_y_v die jeweiligen Koordinaten von dem Knoten v.</text:p>
      <text:p text:style-name="P13"/>
      <text:p text:style-name="P13">a_v1_v2 (und b_v1_v2) stellen den konstanten Wert der Parameter a und b in der Weight-Funktion dar. Wenn es von v1 zu v2 keine Kante gibt, sind die Werte dort 0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10:30:55.490781312</meta:creation-date>
    <meta:generator>LibreOffice/6.1.6.3$Linux_X86_64 LibreOffice_project/10$Build-3</meta:generator>
    <dc:date>2019-08-02T05:22:03.060643219</dc:date>
    <meta:editing-duration>PT13M12S</meta:editing-duration>
    <meta:editing-cycles>5</meta:editing-cycles>
    <meta:document-statistic meta:table-count="0" meta:image-count="0" meta:object-count="0" meta:page-count="2" meta:paragraph-count="38" meta:word-count="405" meta:character-count="2531" meta:non-whitespace-character-count="2168"/>
  </office:meta>
</office:document-meta>
</file>